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inionPro-Regular" svg:font-family="MinionPro-Regular" style:font-family-generic="system"/>
    <style:font-face style:name="Scheherazade New1" svg:font-family="'Scheherazade New'" style:font-pitch="variable"/>
    <style:font-face style:name="Scheherazade New" svg:font-family="'Scheherazade Ne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Footer">
      <style:text-properties officeooo:paragraph-rsid="0044ba41"/>
    </style:style>
    <style:style style:name="P2" style:family="paragraph" style:parent-style-name="Normal">
      <style:text-properties fo:font-weight="bold" style:font-weight-asian="bold" style:font-weight-complex="bold"/>
    </style:style>
    <style:style style:name="P3" style:family="paragraph" style:parent-style-name="NormalRTL">
      <style:text-properties fo:font-size="12pt" style:font-size-asian="12pt" style:font-size-complex="12pt"/>
    </style:style>
    <style:style style:name="P4" style:family="paragraph" style:parent-style-name="NormalRTL">
      <style:text-properties fo:font-size="12pt" fo:font-weight="bold" style:font-size-asian="12pt" style:font-weight-asian="bold" style:font-size-complex="12pt" style:font-weight-complex="bold"/>
    </style:style>
    <style:style style:name="P5" style:family="paragraph" style:parent-style-name="NormalRTL">
      <style:paragraph-properties fo:line-height="100%"/>
      <style:text-properties fo:font-size="12pt" fo:font-weight="bold" style:font-size-asian="12pt" style:font-weight-asian="bold" style:font-size-complex="12pt" style:font-weight-complex="bold"/>
    </style:style>
    <style:style style:name="P6" style:family="paragraph" style:parent-style-name="NormalRTL">
      <style:text-properties fo:font-weight="bold" style:font-weight-asian="bold" style:font-weight-complex="bold"/>
    </style:style>
    <style:style style:name="P7" style:family="paragraph" style:parent-style-name="NormalRTL">
      <style:text-properties fo:font-size="14pt" fo:font-weight="bold" style:font-size-asian="14pt" style:font-weight-asian="bold" style:font-size-complex="14pt" style:font-weight-complex="bold"/>
    </style:style>
    <style:style style:name="P8" style:family="paragraph" style:parent-style-name="NormalRTL">
      <style:paragraph-properties fo:line-height="100%"/>
    </style:style>
    <style:style style:name="P9" style:family="paragraph" style:parent-style-name="NormalRTL">
      <style:text-properties fo:font-weight="normal" style:font-weight-asian="normal" style:font-weight-complex="normal"/>
    </style:style>
    <style:style style:name="P10" style:family="paragraph" style:parent-style-name="NormalRTL">
      <style:paragraph-properties fo:margin-top="0.1083in" fo:margin-bottom="0in" style:contextual-spacing="false" fo:line-height="100%"/>
    </style:style>
    <style:style style:name="P11" style:family="paragraph" style:parent-style-name="NormalRTL">
      <style:text-properties fo:font-weight="normal" style:font-weight-asian="normal" style:font-name-complex="Scheherazade New1" style:font-weight-complex="normal"/>
    </style:style>
    <style:style style:name="P12" style:family="paragraph" style:parent-style-name="Heading_20_1" style:list-style-name="">
      <style:paragraph-properties fo:hyphenation-ladder-count="no-limit"/>
      <style:text-properties fo:hyphenate="false" loext:hyphenation-no-caps="false"/>
    </style:style>
    <style:style style:name="P13" style:family="paragraph" style:parent-style-name="Heading_20_1" style:master-page-name="MP0">
      <style:paragraph-properties style:page-number="auto" fo:break-before="page"/>
    </style:style>
    <style:style style:name="P14" style:family="paragraph" style:parent-style-name="Heading_20_1">
      <style:paragraph-properties fo:break-before="page"/>
    </style:style>
    <style:style style:name="P15" style:family="paragraph" style:parent-style-name="Heading_20_2">
      <style:text-properties officeooo:paragraph-rsid="0024f0b5"/>
    </style:style>
    <style:style style:name="P16" style:family="paragraph" style:parent-style-name="Heading_20_2">
      <style:text-properties fo:font-size="16pt" fo:font-weight="bold" officeooo:paragraph-rsid="00335ffe" style:font-size-asian="16pt" style:font-weight-asian="bold" style:font-size-complex="16pt"/>
    </style:style>
    <style:style style:name="P17" style:family="paragraph" style:parent-style-name="Heading_20_2">
      <style:text-properties officeooo:rsid="002774a2" officeooo:paragraph-rsid="002774a2"/>
    </style:style>
    <style:style style:name="P18" style:family="paragraph" style:parent-style-name="Heading_20_3">
      <style:text-properties fo:font-weight="bold" style:font-weight-asian="bold" style:font-weight-complex="bold"/>
    </style:style>
    <style:style style:name="P19" style:family="paragraph" style:parent-style-name="Heading_20_3">
      <style:paragraph-properties fo:text-align="start" style:justify-single-word="false" style:writing-mode="lr-tb"/>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367f60" style:font-size-asian="8pt" style:font-weight-asian="bold" style:font-size-complex="8pt" style:font-weight-complex="bold"/>
    </style:style>
    <style:style style:name="T3" style:family="text">
      <style:text-properties style:font-name="Arial Narrow" fo:font-size="8pt" fo:font-weight="bold" officeooo:rsid="005f856f" style:font-size-asian="8pt" style:font-weight-asian="bold" style:font-size-complex="8pt" style:font-weight-complex="bold"/>
    </style:style>
    <style:style style:name="T4" style:family="text">
      <style:text-properties style:font-name="Arial Narrow" fo:font-size="8pt" fo:font-weight="bold" officeooo:rsid="006df337" style:font-size-asian="8pt" style:font-weight-asian="bold" style:font-size-complex="8pt" style:font-weight-complex="bold"/>
    </style:style>
    <style:style style:name="T5" style:family="text">
      <style:text-properties style:font-name="Arial Narrow" fo:font-size="8pt" fo:font-weight="bold" officeooo:rsid="00402ae7" style:font-size-asian="8pt" style:font-weight-asian="bold" style:font-size-complex="8pt" style:font-weight-complex="bold"/>
    </style:style>
    <style:style style:name="T6" style:family="text">
      <style:text-properties style:font-name="Arial Narrow" fo:font-size="8pt" fo:font-weight="bold" officeooo:rsid="009af753" style:font-size-asian="8pt" style:font-weight-asian="bold" style:font-size-complex="8pt" style:font-weight-complex="bold"/>
    </style:style>
    <style:style style:name="T7" style:family="text">
      <style:text-properties style:font-name="Arial Narrow" fo:font-size="8pt" fo:font-weight="bold" officeooo:rsid="00499aab" style:font-size-asian="8pt" style:font-weight-asian="bold" style:font-size-complex="8pt" style:font-weight-complex="bold"/>
    </style:style>
    <style:style style:name="T8"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T9" style:family="text">
      <style:text-properties officeooo:rsid="0024f0b5"/>
    </style:style>
    <style:style style:name="T10" style:family="text">
      <style:text-properties fo:font-weight="bold" style:font-weight-asian="bold" style:font-weight-complex="bold"/>
    </style:style>
    <style:style style:name="T11" style:family="text">
      <style:text-properties style:font-name="Arial" fo:font-size="14pt" fo:font-weight="bold" officeooo:rsid="0031b614" style:font-name-asian="Arial" style:font-size-asian="14pt" style:font-weight-asian="bold" style:font-name-complex="Arial" style:font-size-complex="14pt" style:font-weight-complex="bold"/>
    </style:style>
    <style:style style:name="T12" style:family="text">
      <style:text-properties style:font-name="Arial" fo:font-size="14pt" fo:font-weight="bold" officeooo:rsid="0027e7fd" style:font-name-asian="Arial" style:font-size-asian="14pt" style:font-weight-asian="bold" style:font-name-complex="Arial" style:font-size-complex="14pt" style:font-weight-complex="bold"/>
    </style:style>
    <style:style style:name="T13" style:family="text">
      <style:text-properties fo:font-size="12pt" style:font-size-asian="12pt" style:font-size-complex="12pt"/>
    </style:style>
    <style:style style:name="T14" style:family="text">
      <style:text-properties fo:font-size="12pt" fo:font-weight="bold" style:font-size-asian="12pt" style:font-weight-asian="bold" style:font-size-complex="12pt" style:font-weight-complex="bold"/>
    </style:style>
    <style:style style:name="T15" style:family="text">
      <style:text-properties officeooo:rsid="00335ffe"/>
    </style:style>
    <style:style style:name="T16" style:family="text">
      <style:text-properties officeooo:rsid="003b8c40"/>
    </style:style>
    <style:style style:name="T17" style:family="text">
      <style:text-properties officeooo:rsid="003d6a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Scheherazade <text:span text:style-name="T9">New</text:span> Type Sample</text:h>
      <text:h text:style-name="Heading_20_2" text:outline-level="2">Basic Latin:</text:h>
      <text:p text:style-name="Normal">Regular: ! " # $ % &amp; ' ( ) * + , - . / 0 1 2 3 4 5 6 7 8 9 : ; &lt; = &gt; ? @ A B C D E F G H I J K L M N O P Q R S T U V W X Y Z [ \ ] ^ _ ` a b c d e f g h i j k l m n o p q r s t u v w x y z { | } ~</text:p>
      <text:p text:style-name="P2">Bold: ! " # $ % &amp; ' ( ) * + , - . / 0 1 2 3 4 5 6 7 8 9 : ; &lt; = &gt; ? @ A B C D E F G H I J K L M N O P Q R S T U V W X Y Z [ \ ] ^ _ ` a b c d e f g h i j k l m n o p q r s t u v w x y z { | } ~</text:p>
      <text:h text:style-name="Heading_20_2" text:outline-level="2">Latin-1 Supplement:</text:h>
      <text:p text:style-name="Normal">Regular: <text:s text:c="2"/>¡ ¢ £ ¤ ¥ ¦ § ¨ © ª « ¬ ­ ® ¯ ° ± ² ³ ´ µ ¶ · ¸ ¹ º » ¼ ½ ¾ ¿ À Á Â Ã Ä Å Æ Ç È É Ê Ë Ì Í Î Ï Ñ Ò Ó Ô Õ Ö × Ø Ù Ú Û Ü Ý Þ ß à á â ã ä å æ ç è é ê ë ì í î ï ñ ò ó ô õ ö ÷ ø ù ú û ü ý þ ÿ </text:p>
      <text:p text:style-name="P2">Bold: <text:s text:c="2"/>¡ ¢ £ ¤ ¥ ¦ § ¨ © ª « ¬ ­ ® ¯ ° ± ² ³ ´ µ ¶ · ¸ ¹ º » ¼ ½ ¾ ¿ À Á Â Ã Ä Å Æ Ç È É Ê Ë Ì Í Î Ï Ñ Ò Ó Ô Õ Ö × Ø Ù Ú Û Ü Ý Þ ß à á â ã ä å æ ç è é ê ë ì í î ï ñ ò ó ô õ ö ÷ ø ù ú û ü ý þ ÿ</text:p>
      <text:h text:style-name="Heading_20_2" text:outline-level="2">Latin Extended-A:</text:h>
      <text:p text:style-name="Normal">Regular: ı Œ œ Š š Ÿ Ž ž</text:p>
      <text:p text:style-name="P2">Bold: ı Œ œ Š š Ÿ Ž ž</text:p>
      <text:h text:style-name="Heading_20_2" text:outline-level="2">Latin Extended-B:</text:h>
      <text:p text:style-name="Normal">Regular: ƒ</text:p>
      <text:p text:style-name="P2">Bold: ƒ </text:p>
      <text:h text:style-name="Heading_20_2" text:outline-level="2">Spacing Modifier Letters:</text:h>
      <text:p text:style-name="Normal">Regular: ˆ ˇ ˉ ː ˘ ˙ ˚ ˛ ˜ ˝</text:p>
      <text:p text:style-name="Normal"><text:span text:style-name="Default_20_Paragraph_20_Font"><text:span text:style-name="T10">Bold: ˆ ˇ ˉ ː ˘ ˙ ˚ ˛ ˜ ˝</text:span></text:span></text:p>
      <text:h text:style-name="P15" text:outline-level="2"><text:span text:style-name="T11">Combining Diacritical Marks</text:span>:</text:h>
      <text:p text:style-name="Normal">CGJ (U+034F)</text:p>
      <text:h text:style-name="P15" text:outline-level="2"><text:span text:style-name="T11">Greek and Cop</text:span><text:span text:style-name="T12">t</text:span><text:span text:style-name="T11">ic</text:span>:</text:h>
      <text:p text:style-name="Normal">Regular: π <text:line-break/><text:span text:style-name="Default_20_Paragraph_20_Font"><text:span text:style-name="T10">Bold: π</text:span></text:span></text:p>
      <text:h text:style-name="P15" text:outline-level="2"><text:soft-page-break/>General Punctuation, <text:span text:style-name="T16">Supplemental Punctuation</text:span>:</text:h>
      <text:p text:style-name="Normal">Regular: ‐ ‑ ‒ – — ― ‘ ’ ‚ “ ” „ † ‡ • … ‰ ‹ › ⁄ <text:span text:style-name="T16">⁏ ⹁</text:span></text:p>
      <text:p text:style-name="P2">Bold: ‐ ‑ ‒ – — ― ‘ ’ ‚ “ ” „ † ‡ • … ‰ ‹ › ⁄ <text:span text:style-name="T16">⁏ ⹁</text:span></text:p>
      <text:h text:style-name="Heading_20_2" text:outline-level="2">Currency Symbols:</text:h>
      <text:p text:style-name="Normal">Regular: €</text:p>
      <text:p text:style-name="P2">Bold: €</text:p>
      <text:h text:style-name="P16" text:outline-level="2">Letterlike Symbols, Mathematical Operators, Control Pictures, Geometric Shapes, Miscellaneous Mathematical Symbols-B: </text:h>
      <text:p text:style-name="Normal">Regular: ™ Ω ∂ ∉ ∏ ∑ − ∕ ∙ √ ∞ ∫ ≈ ≠ ≤ ≥ ␣ <text:span text:style-name="T15">U+25ca</text:span> ◌ ⧵</text:p>
      <text:p text:style-name="P2">Bold: ™ Ω ∂ ∉ ∏ ∑ − ∕ ∙ √ ∞ ∫ ≈ ≠ ≤ ≥ ␣ ◊ ◌ ⧵</text:p>
      <text:h text:style-name="Heading_20_2" text:outline-level="2">Arabic:</text:h>
      <text:h text:style-name="Heading_20_3" text:outline-level="3">Regular:</text:h>
      <text:p text:style-name="P8"><text:span text:style-name="T13">؀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text:span> <text:span text:style-name="T13">ڲ ڳ ڴ ڵ ڶ ڷ ڸ ڹ ں ڻ ڼ ڽ ھ ڿ ۀ ہ ۂ ۃ ۄ ۅ ۆ ۇ ۈ ۉ ۊ ۋ ی ۍ ێ ۏ ې ۑ ے ۓ ۔ ە ◌ۖ ◌ۗ ◌ۘ ◌ۙ ◌ۚ ◌ۛ ◌ۜ ۝ ۞ ◌۟ ◌۠ ◌ۡ ◌ۢ ◌ۣ ◌ۤ ۥ ۦ ◌ۧ ◌ۨ ۩ ◌۪ ◌۫ ◌۬ ◌ۭ ۮ ۯ ۰ ۱ ۲ ۳ ۴ ۵ ۶ ۷ ۸ ۹ ۺ ۻ ۼ ۽ ۾ ۿ</text:span></text:p>
      <text:h text:style-name="P19" text:outline-level="3">Bold:</text:h>
      <text:p text:style-name="P5">؀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Heading_20_2" text:outline-level="2"><text:soft-page-break/>Arabic Supplement:</text:h>
      <text:h text:style-name="Heading_20_3" text:outline-level="3">Regular:</text:h>
      <text:p text:style-name="NormalRTL">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3" text:outline-level="3">Bold:</text:h>
      <text:p text:style-name="P6">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2" text:outline-level="2">Arabic Extended-A:</text:h>
      <text:h text:style-name="Heading_20_3" text:outline-level="3">Regular:</text:h>
      <text:p text:style-name="NormalRTL">ࢠ ࢡ ࢢ ࢣ ࢤ ࢥ ࢦ ࢧ ࢨ ࢩ ࢪ ࢫ ࢬ ࢭ ࢮ ࢯ ࢰ ࢱ ࢲ ࢳ ࢴ ࢶ ࢷ ࢸ ࢹ ࢺ ࢻ ࢼ ࢽ ࢾ ࢿ ࣀ ࣁ ࣂ ࣃ ࣄ ࣅ ࣆ ࣇ <text:line-break/>◌࣓ ◌ࣔ ◌ࣕ ◌ࣖ ◌ࣗ ◌ࣘ ◌ࣙ ◌ࣚ <text:s text:c="2"/>◌ࣛ <text:s text:c="2"/>◌ࣜ <text:s text:c="2"/>◌ࣝ <text:s text:c="2"/>◌ࣞ <text:s text:c="2"/>◌ࣟ <text:s text:c="2"/>◌࣠◌࣡◌ࣣ <text:s/>◌ࣤ <text:s/>◌ࣥ ◌ࣦ ◌ࣧ ◌ࣨ ◌ࣩ ◌࣪ ◌࣫ ◌࣬ ◌࣭ ◌࣮ ◌࣯ ◌ࣰ ◌ࣱ ◌ࣲ ◌ࣳ ◌ࣴ ◌ࣵ ◌ࣶ ◌ࣷ ◌ࣸ ◌ࣹ ◌ࣺ ◌ࣻ ◌ࣼ ◌ࣽ ◌ࣾ ◌ࣿ </text:p>
      <text:h text:style-name="Heading_20_3" text:outline-level="3">Bold:</text:h>
      <text:p text:style-name="P6">ࢠ ࢡ ࢢ ࢣ ࢤ ࢥ ࢦ ࢧ ࢨ ࢩ ࢪ ࢫ ࢬ ࢭ ࢮ ࢯ ࢰ ࢱ ࢲ ࢳ ࢴ ࢶ ࢷ ࢸ ࢹ ࢺ ࢻ ࢼ ࢽ ࢾ ࢿ ࣀ ࣁ ࣂ ࣃ ࣄ ࣅ ࣆ ࣇ <text:line-break/>◌࣓ ◌ࣔ ◌ࣕ ◌ࣖ ◌ࣗ ◌ࣘ ◌ࣙ ◌ࣚ <text:s text:c="2"/>◌ࣛ <text:s text:c="2"/>◌ࣜ <text:s text:c="2"/>◌ࣝ <text:s text:c="2"/>◌ࣞ <text:s text:c="2"/>◌ࣟ <text:s text:c="2"/>◌࣠◌࣡◌ࣣ <text:s/>◌ࣤ <text:s/>◌ࣥ ◌ࣦ ◌ࣧ ◌ࣨ ◌ࣩ ◌࣪ ◌࣫ ◌࣬ ◌࣭ ◌࣮ ◌࣯ ◌ࣰ ◌ࣱ ◌ࣲ ◌ࣳ ◌ࣴ ◌ࣵ ◌ࣶ ◌ࣷ ◌ࣸ ◌ࣹ ◌ࣺ ◌ࣻ ◌ࣼ ◌ࣽ ◌ࣾ ◌ࣿ </text:p>
      <text:h text:style-name="Heading_20_2" text:outline-level="2">Arabic Presentation Forms:</text:h>
      <text:h text:style-name="Heading_20_3" text:outline-level="3">Regular:</text:h>
      <text:p text:style-name="P11">﴾ ﴿ ﵀﵁﵂﵃﵄﵅﵆﵇﵈﵉﵊﵋﵌﵍﵎﵏﷏ﷲﷺﷻ﷼﷽﷾﷿</text:p>
      <text:h text:style-name="P17" text:outline-level="2">Private Use Area (PUA) Honorifics:</text:h>
      <text:h text:style-name="Heading_20_3" text:outline-level="3">Regular:</text:h>
      <text:p text:style-name="P9"></text:p>
      <text:h text:style-name="P18" text:outline-level="3"><text:soft-page-break/></text:h>
      <text:h text:style-name="Heading_20_2" text:outline-level="2">Arabic Shaping (some basic shapes):</text:h>
      <text:h text:style-name="Heading_20_3" text:outline-level="3">Regular:</text:h>
      <text:p text:style-name="P3">ع ععع ا ‍ا <text:s/>ب ببب ي ييي <text:s/>ن ننن ص صصص س سسس ے ‍ے د ‍د ف ففف ک ککک</text:p>
      <text:p text:style-name="P3">ج ججج ه ههه <text:s/>ل للل م ممم ق ققق ر ‍ر ط ططط و ‍و</text:p>
      <text:p text:style-name="NormalRTL"><text:span text:style-name="T13">۝1</text:span><text:span text:style-name="Default_20_Paragraph_20_Font"><text:span text:style-name="T13"> </text:span></text:span><text:span text:style-name="T13">۝12</text:span><text:span text:style-name="Default_20_Paragraph_20_Font"><text:span text:style-name="T13"> </text:span></text:span><text:span text:style-name="T13">۝123 ۝۱۝۲۝۳۴۵</text:span></text:p>
      <text:h text:style-name="Heading_20_3" text:outline-level="3">Bold:</text:h>
      <text:p text:style-name="P4">ع ععع ا ‍ا <text:s/>ب ببب ي ييي <text:s/>ن ننن ص صصص س سسس ے ‍ے د ‍د ف ففف ک ککک</text:p>
      <text:p text:style-name="P4">ج ججج ه ههه <text:s/>ل للل م ممم ق ققق ر ‍ر ط ططط و ‍و</text:p>
      <text:p text:style-name="NormalRTL"><text:span text:style-name="T14">۝1</text:span><text:span text:style-name="Default_20_Paragraph_20_Font"><text:span text:style-name="T14"> </text:span></text:span><text:span text:style-name="T14">۝12</text:span><text:span text:style-name="Default_20_Paragraph_20_Font"><text:span text:style-name="T14"> </text:span></text:span><text:span text:style-name="T14">۝123 ۝۱۝۲۝۳۴۵</text:span></text:p>
      <text:h text:style-name="P12" text:outline-level="1"/>
      <text:h text:style-name="P14" text:outline-level="1">Arabic MSA UDHR #26:</text:h>
      <text:p text:style-name="P7"><text:s/>المادة 26</text:p>
      <text:p text:style-name="P10">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text:s text:c="8"/></text:p>
      <text:p text:style-name="P10">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text:p>
      <text:p text:style-name="P10">للآباء الحق الأول في اختيار نوع تربية أولادهم.</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inionPro-Regular" svg:font-family="MinionPro-Regular" style:font-family-generic="system"/>
    <style:font-face style:name="Scheherazade New1" svg:font-family="'Scheherazade New'" style:font-pitch="variable"/>
    <style:font-face style:name="Scheherazade New" svg:font-family="'Scheherazade Ne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size="12pt" fo:font-weight="bold" style:font-weight-asian="bold" style:font-size-complex="12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line-height="0.222in" fo:hyphenation-ladder-count="no-limit"/>
      <style:text-properties style:font-name="Scheherazade New" fo:font-family="'Scheherazade New'" style:font-style-name="Regular" style:font-pitch="variable" fo:font-size="12pt" style:font-size-asian="14pt" style:font-name-complex="Scheherazade New" style:font-family-complex="'Scheherazade New'" style:font-style-name-complex="Regular" style:font-pitch-complex="variable" style:font-size-complex="12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loext:opacity="1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loext:hyphenation-no-caps="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NormalRTL" style:family="paragraph" style:parent-style-name="Normal">
      <style:paragraph-properties fo:line-height="115%" fo:text-align="end" style:justify-single-word="false" style:writing-mode="rl-tb"/>
      <style:text-properties fo:font-size="12pt" style:font-size-asian="16pt" style:font-size-complex="12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style:default-page-layout>
      <style:page-layout-properties fo:border="none" fo:padding="0in" style:writing-mode="lr-tb" style:layout-grid-standard-mode="true"/>
    </style:default-page-layout>
  </office:styles>
  <office:automatic-styles>
    <style:style style:name="MP1" style:family="paragraph" style:parent-style-name="Footer">
      <style:text-properties officeooo:paragraph-rsid="0044ba41"/>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367f60" style:font-size-asian="8pt" style:font-weight-asian="bold" style:font-size-complex="8pt" style:font-weight-complex="bold"/>
    </style:style>
    <style:style style:name="MT3" style:family="text">
      <style:text-properties style:font-name="Arial Narrow" fo:font-size="8pt" fo:font-weight="bold" officeooo:rsid="005f856f" style:font-size-asian="8pt" style:font-weight-asian="bold" style:font-size-complex="8pt" style:font-weight-complex="bold"/>
    </style:style>
    <style:style style:name="MT4" style:family="text">
      <style:text-properties style:font-name="Arial Narrow" fo:font-size="8pt" fo:font-weight="bold" officeooo:rsid="006df337" style:font-size-asian="8pt" style:font-weight-asian="bold" style:font-size-complex="8pt" style:font-weight-complex="bold"/>
    </style:style>
    <style:style style:name="MT5"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MT6" style:family="text">
      <style:text-properties style:font-name="Arial Narrow" fo:font-size="8pt" fo:font-weight="bold" officeooo:rsid="00402ae7" style:font-size-asian="8pt" style:font-weight-asian="bold" style:font-size-complex="8pt" style:font-weight-complex="bold"/>
    </style:style>
    <style:style style:name="MT7" style:family="text">
      <style:text-properties style:font-name="Arial Narrow" fo:font-size="8pt" fo:font-weight="bold" officeooo:rsid="00499aab" style:font-size-asian="8pt" style:font-weight-asian="bold" style:font-size-complex="8pt" style:font-weight-complex="bold"/>
    </style:style>
    <style:style style:name="MT8" style:family="text">
      <style:text-properties style:font-name="Arial Narrow" fo:font-size="8pt" fo:font-weight="bold" officeooo:rsid="009af753"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master-page style:name="MP0" style:page-layout-name="Mpm2">
      <style:footer>
        <text:p text:style-name="MP1"><text:span text:style-name="Default_20_Paragraph_20_Font"><text:span text:style-name="MT1">Type Sample for </text:span></text:span><text:span text:style-name="Default_20_Paragraph_20_Font"><text:span text:style-name="MT2">Scheherazade </text:span></text:span><text:span text:style-name="Default_20_Paragraph_20_Font"><text:span text:style-name="MT3">New</text:span></text:span><text:span text:style-name="Default_20_Paragraph_20_Font"><text:span text:style-name="MT2"> </text:span></text:span><text:span text:style-name="Default_20_Paragraph_20_Font"><text:span text:style-name="MT4">v</text:span></text:span><text:span text:style-name="Default_20_Paragraph_20_Font"><text:span text:style-name="MT5">3</text:span></text:span><text:span text:style-name="Default_20_Paragraph_20_Font"><text:span text:style-name="MT6">.</text:span></text:span><text:span text:style-name="Default_20_Paragraph_20_Font"><text:span text:style-name="MT7">2</text:span></text:span><text:span text:style-name="Default_20_Paragraph_20_Font"><text:span text:style-name="MT6">00 </text:span></text:span><text:span text:style-name="Default_20_Paragraph_20_Font"><text:span text:style-name="MT8">(LibreOffice 7.1.0.3)</text:span></text:span><text:span text:style-name="Default_20_Paragraph_20_Font"><text:span text:style-name="MT1"><text:tab/></text:span></text:span><text:span text:style-name="Default_20_Paragraph_20_Font"><text:span text:style-name="MT1"><text:date style:data-style-name="N76" text:date-value="2021-07-08T16:09:02.037999699">July 8, 2021</text:date></text:span></text:span><text:span text:style-name="Default_20_Paragraph_20_Font"><text:span text:style-name="MT1"><text:tab/>Page </text:span></text:span><text:span text:style-name="Default_20_Paragraph_20_Font"><text:span text:style-name="MT1"><text:page-number text:select-page="current">4</text:page-number></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09-04-16T11:32:00Z</meta:creation-date>
    <dc:date>2021-07-08T16:09:01.786000000</dc:date>
    <meta:editing-cycles>193</meta:editing-cycles>
    <meta:editing-duration>PT17H55M45S</meta:editing-duration>
    <meta:document-statistic meta:table-count="0" meta:image-count="0" meta:object-count="0" meta:page-count="5" meta:paragraph-count="65" meta:word-count="1598" meta:character-count="4272" meta:non-whitespace-character-count="2664"/>
    <meta:user-defined meta:name="Info 1"/>
    <meta:user-defined meta:name="Info 2"/>
    <meta:user-defined meta:name="Info 3"/>
    <meta:user-defined meta:name="Info 4"/>
    <meta:template xlink:type="simple" xlink:actuate="onRequest" xlink:title="" xlink:href="Normal.dotm"/>
  </office:meta>
</office:document-meta>
</file>